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248.8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</office:automatic-styles>
  <office:body>
    <office:spreadsheet>
      <table:calculation-settings table:automatic-find-labels="false"/>
      <table:table table:name="bfreeorgan_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 office:value-type="string" calcext:value-type="string">
            <text:p>JDISCOVERY1</text:p>
          </table:table-cell>
          <table:table-cell office:value-type="string" calcext:value-type="string">
            <text:p>STM32F4_Discovery_Header</text:p>
          </table:table-cell>
          <table:table-cell office:value-type="string" calcext:value-type="string">
            <text:p>w_conn_misc:stm32f4_discovery_header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Screw_Terminal_1x02</text:p>
          </table:table-cell>
          <table:table-cell table:style-name="ce1" office:value-type="string" calcext:value-type="string">
            <text:p>Connectors:bornier2</text:p>
          </table:table-cell>
          <table:table-cell/>
        </table:table-row>
        <table:table-row table:style-name="ro1">
          <table:table-cell table:style-name="ce1" office:value-type="string" calcext:value-type="string">
            <text:p>J3</text:p>
          </table:table-cell>
          <table:table-cell table:style-name="ce1" office:value-type="string" calcext:value-type="string">
            <text:p>Screw_Terminal_1x02</text:p>
          </table:table-cell>
          <table:table-cell table:style-name="ce1" office:value-type="string" calcext:value-type="string">
            <text:p>Connectors:bornier2</text:p>
          </table:table-cell>
          <table:table-cell/>
        </table:table-row>
        <table:table-row table:style-name="ro1">
          <table:table-cell table:style-name="ce1" office:value-type="string" calcext:value-type="string">
            <text:p>J2</text:p>
          </table:table-cell>
          <table:table-cell table:style-name="ce1" office:value-type="string" calcext:value-type="string">
            <text:p>5V Auxiliar</text:p>
          </table:table-cell>
          <table:table-cell table:style-name="ce1" office:value-type="string" calcext:value-type="string">
            <text:p>Connectors:bornier2</text:p>
          </table:table-cell>
          <table:table-cell/>
        </table:table-row>
        <table:table-row table:style-name="ro1">
          <table:table-cell table:style-name="ce1" office:value-type="string" calcext:value-type="string">
            <text:p>J5</text:p>
          </table:table-cell>
          <table:table-cell table:style-name="ce1" office:value-type="string" calcext:value-type="string">
            <text:p>Screw_Terminal_1x02</text:p>
          </table:table-cell>
          <table:table-cell table:style-name="ce1" office:value-type="string" calcext:value-type="string">
            <text:p>Connectors:bornier2</text:p>
          </table:table-cell>
          <table:table-cell/>
        </table:table-row>
        <table:table-row table:style-name="ro1">
          <table:table-cell table:style-name="ce1" office:value-type="string" calcext:value-type="string">
            <text:p>J6</text:p>
          </table:table-cell>
          <table:table-cell table:style-name="ce1" office:value-type="string" calcext:value-type="string">
            <text:p>Drawbar Board +3V</text:p>
          </table:table-cell>
          <table:table-cell table:style-name="ce1" office:value-type="string" calcext:value-type="string">
            <text:p>Connectors:bornier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onnectors:bornier3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TO_SOT_Packages_THT:TO-220_Neutral123_Vertical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6N137</text:p>
          </table:table-cell>
          <table:table-cell office:value-type="string" calcext:value-type="string">
            <text:p>Housings_DIP:DIP-8_W7.62m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AX5541</text:p>
          </table:table-cell>
          <table:table-cell office:value-type="string" calcext:value-type="string">
            <text:p>SMD_Packages:SOIC-8-N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33202</text:p>
          </table:table-cell>
          <table:table-cell office:value-type="string" calcext:value-type="string">
            <text:p>SMD_Packages:SOIC-8-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iode_DO-41_SOD81_Horizontal_RM10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iode_DO-35_SOD27_Horizontal_RM1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T:Resistor_Horizontal_RM10mm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s_THT:Resistor_Horizontal_RM10mm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T:Resistor_Horizontal_RM10mm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istors_THT:Resistor_Horizontal_RM10mm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esistors_THT:Resistor_Horizontal_RM10mm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sistors_THT:Resistor_Horizontal_RM10mm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s_THT:Resistor_Horizontal_RM10mm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s_THT:Resistor_Horizontal_RM10mm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apacitors_THT:C_Disc_D3_P2.5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s_THT:C_Radial_D8_L21_P3.8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apacitors_THT:C_Disc_D3_P2.5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s_THT:C_Disc_D3_P2.5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THT:C_Disc_D3_P2.5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THT:C_Disc_D3_P2.5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s_THT:C_Radial_D5_L11_P2.5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THT:C_Disc_D3_P2.5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s_THT:C_Radial_D8_L21_P3.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s:Pin_Header_Straight_1x05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Pin_Headers:Pin_Header_Straight_1x05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Straight_1x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15:36:13.809846787</dc:date>
    <meta:editing-duration>PT7M40S</meta:editing-duration>
    <meta:editing-cycles>4</meta:editing-cycles>
    <meta:generator>LibreOffice/5.2.7.2$Linux_X86_64 LibreOffice_project/20m0$Build-2</meta:generator>
    <meta:document-statistic meta:table-count="1" meta:cell-count="103" meta:object-count="0"/>
  </office:meta>
</office:document-meta>
</file>